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0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7.75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85.49pt"/>
    </style:style>
    <style:style style:name="co7" style:family="table-column">
      <style:table-column-properties fo:break-before="auto" style:column-width="86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pt" svg:height="255.15pt" svg:x="179.69pt" svg:y="139.04pt">
            <loext:p draw:notify-on-update-of-ranges="Sheet1.A3:Sheet1.A9 Sheet1.B2:Sheet1.B2 Sheet1.B3:Sheet1.B9 Sheet1.F2:Sheet1.F2 Sheet1.F3:Sheet1.F9 Sheet1.G2:Sheet1.G2 Sheet1.G3:Sheet1.G9 Sheet1.H2:Sheet1.H2 Sheet1.H3:Sheet1.H9 Sheet1.I2:Sheet1.I2 Sheet1.I3:Sheet1.I9 Sheet1.D2:Sheet1.D2 Sheet1.D3:Sheet1.D9 Sheet1.E2:Sheet1.E2 Sheet1.E3:Sheet1.E9 Sheet1.C2:Sheet1.C2 Sheet1.C3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pt" svg:height="255.15pt" svg:x="103.41pt" svg:y="532.4pt">
            <loext:p draw:notify-on-update-of-ranges="Sheet1.A35:Sheet1.A41 Sheet1.F34:Sheet1.F34 Sheet1.F35:Sheet1.F41 Sheet1.C34:Sheet1.C34 Sheet1.C35:Sheet1.C41 Sheet1.D34:Sheet1.D34 Sheet1.D35:Sheet1.D41 Sheet1.E34:Sheet1.E34 Sheet1.E35:Sheet1.E41 Sheet1.H34:Sheet1.H34 Sheet1.H35:Sheet1.H41 Sheet1.I34:Sheet1.I34 Sheet1.I35:Sheet1.I41 Sheet1.B34:Sheet1.B34 Sheet1.B35:Sheet1.B41 Sheet1.G34:Sheet1.G34 Sheet1.G35:Sheet1.G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2 user no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et size in bytes</text:p>
          </table:table-cell>
          <table:table-cell office:value-type="string" calcext:value-type="string">
            <text:p>5m – None</text:p>
          </table:table-cell>
          <table:table-cell office:value-type="string" calcext:value-type="string">
            <text:p>5m – rts/cts</text:p>
          </table:table-cell>
          <table:table-cell office:value-type="string" calcext:value-type="string">
            <text:p>10m – None</text:p>
          </table:table-cell>
          <table:table-cell office:value-type="string" calcext:value-type="string">
            <text:p>10m – rts/cts</text:p>
          </table:table-cell>
          <table:table-cell office:value-type="string" calcext:value-type="string">
            <text:p>2m – None</text:p>
          </table:table-cell>
          <table:table-cell office:value-type="string" calcext:value-type="string">
            <text:p>2m – rts/cts</text:p>
          </table:table-cell>
          <table:table-cell office:value-type="string" calcext:value-type="string">
            <text:p>20m – None</text:p>
          </table:table-cell>
          <table:table-cell office:value-type="string" calcext:value-type="string">
            <text:p>20m – rts/cts</text:p>
          </table:table-cell>
          <table:table-cell/>
          <table:table-cell office:value-type="string" calcext:value-type="string">
            <text:p>2 user no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5056" calcext:value-type="float">
            <text:p>5.45056</text:p>
          </table:table-cell>
          <table:table-cell office:value-type="float" office:value="5.38848" calcext:value-type="float">
            <text:p>5.38848</text:p>
          </table:table-cell>
          <table:table-cell office:value-type="float" office:value="5.47136" calcext:value-type="float">
            <text:p>5.47136</text:p>
          </table:table-cell>
          <table:table-cell office:value-type="float" office:value="5.38704" calcext:value-type="float">
            <text:p>5.38704</text:p>
          </table:table-cell>
          <table:table-cell office:value-type="float" office:value="5.45104" calcext:value-type="float">
            <text:p>5.45104</text:p>
          </table:table-cell>
          <table:table-cell office:value-type="float" office:value="5.3888" calcext:value-type="float">
            <text:p>5.3888</text:p>
          </table:table-cell>
          <table:table-cell office:value-type="float" office:value="5.4328" calcext:value-type="float">
            <text:p>5.4328</text:p>
          </table:table-cell>
          <table:table-cell office:value-type="float" office:value="5.416" calcext:value-type="float">
            <text:p>5.4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71968" calcext:value-type="float">
            <text:p>9.71968</text:p>
          </table:table-cell>
          <table:table-cell office:value-type="float" office:value="9.60736" calcext:value-type="float">
            <text:p>9.60736</text:p>
          </table:table-cell>
          <table:table-cell office:value-type="float" office:value="9.7184" calcext:value-type="float">
            <text:p>9.7184</text:p>
          </table:table-cell>
          <table:table-cell office:value-type="float" office:value="9.60672" calcext:value-type="float">
            <text:p>9.60672</text:p>
          </table:table-cell>
          <table:table-cell office:value-type="float" office:value="9.72064" calcext:value-type="float">
            <text:p>9.72064</text:p>
          </table:table-cell>
          <table:table-cell office:value-type="float" office:value="9.60832" calcext:value-type="float">
            <text:p>9.60832</text:p>
          </table:table-cell>
          <table:table-cell office:value-type="float" office:value="9.85984" calcext:value-type="float">
            <text:p>9.85984</text:p>
          </table:table-cell>
          <table:table-cell office:value-type="float" office:value="9.87136" calcext:value-type="float">
            <text:p>9.8713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.2456" calcext:value-type="float">
            <text:p>13.2456</text:p>
          </table:table-cell>
          <table:table-cell office:value-type="float" office:value="13.308" calcext:value-type="float">
            <text:p>13.308</text:p>
          </table:table-cell>
          <table:table-cell office:value-type="float" office:value="13.2442" calcext:value-type="float">
            <text:p>13.2442</text:p>
          </table:table-cell>
          <table:table-cell office:value-type="float" office:value="13.3061" calcext:value-type="float">
            <text:p>13.3061</text:p>
          </table:table-cell>
          <table:table-cell office:value-type="float" office:value="13.2461" calcext:value-type="float">
            <text:p>13.2461</text:p>
          </table:table-cell>
          <table:table-cell office:value-type="float" office:value="13.308" calcext:value-type="float">
            <text:p>13.308</text:p>
          </table:table-cell>
          <table:table-cell office:value-type="float" office:value="13.2379" calcext:value-type="float">
            <text:p>13.2379</text:p>
          </table:table-cell>
          <table:table-cell office:value-type="float" office:value="13.3051" calcext:value-type="float">
            <text:p>13.305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.2182" calcext:value-type="float">
            <text:p>16.2182</text:p>
          </table:table-cell>
          <table:table-cell office:value-type="float" office:value="16.1997" calcext:value-type="float">
            <text:p>16.1997</text:p>
          </table:table-cell>
          <table:table-cell office:value-type="float" office:value="16.2778" calcext:value-type="float">
            <text:p>16.2778</text:p>
          </table:table-cell>
          <table:table-cell office:value-type="float" office:value="16.199" calcext:value-type="float">
            <text:p>16.199</text:p>
          </table:table-cell>
          <table:table-cell office:value-type="float" office:value="16.2182" calcext:value-type="float">
            <text:p>16.2182</text:p>
          </table:table-cell>
          <table:table-cell office:value-type="float" office:value="16.2003" calcext:value-type="float">
            <text:p>16.2003</text:p>
          </table:table-cell>
          <table:table-cell office:value-type="float" office:value="16.5562" calcext:value-type="float">
            <text:p>16.5562</text:p>
          </table:table-cell>
          <table:table-cell office:value-type="float" office:value="16.4602" calcext:value-type="float">
            <text:p>16.46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.8144" calcext:value-type="float">
            <text:p>18.8144</text:p>
          </table:table-cell>
          <table:table-cell office:value-type="float" office:value="18.9008" calcext:value-type="float">
            <text:p>18.9008</text:p>
          </table:table-cell>
          <table:table-cell office:value-type="float" office:value="18.8112" calcext:value-type="float">
            <text:p>18.8112</text:p>
          </table:table-cell>
          <table:table-cell office:value-type="float" office:value="18.9" calcext:value-type="float">
            <text:p>18.9</text:p>
          </table:table-cell>
          <table:table-cell office:value-type="float" office:value="18.8152" calcext:value-type="float">
            <text:p>18.8152</text:p>
          </table:table-cell>
          <table:table-cell office:value-type="float" office:value="18.9016" calcext:value-type="float">
            <text:p>18.9016</text:p>
          </table:table-cell>
          <table:table-cell office:value-type="float" office:value="18.8376" calcext:value-type="float">
            <text:p>18.8376</text:p>
          </table:table-cell>
          <table:table-cell office:value-type="float" office:value="18.7608" calcext:value-type="float">
            <text:p>18.7608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1.167" calcext:value-type="float">
            <text:p>21.167</text:p>
          </table:table-cell>
          <table:table-cell office:value-type="float" office:value="21.1046" calcext:value-type="float">
            <text:p>21.1046</text:p>
          </table:table-cell>
          <table:table-cell office:value-type="float" office:value="21.1507" calcext:value-type="float">
            <text:p>21.1507</text:p>
          </table:table-cell>
          <table:table-cell office:value-type="float" office:value="21.1037" calcext:value-type="float">
            <text:p>21.1037</text:p>
          </table:table-cell>
          <table:table-cell office:value-type="float" office:value="21.168" calcext:value-type="float">
            <text:p>21.168</text:p>
          </table:table-cell>
          <table:table-cell office:value-type="float" office:value="21.1056" calcext:value-type="float">
            <text:p>21.1056</text:p>
          </table:table-cell>
          <table:table-cell office:value-type="float" office:value="21.1238" calcext:value-type="float">
            <text:p>21.1238</text:p>
          </table:table-cell>
          <table:table-cell office:value-type="float" office:value="21.3341" calcext:value-type="float">
            <text:p>21.3341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3.0037" calcext:value-type="float">
            <text:p>23.0037</text:p>
          </table:table-cell>
          <table:table-cell office:value-type="float" office:value="22.8637" calcext:value-type="float">
            <text:p>22.8637</text:p>
          </table:table-cell>
          <table:table-cell office:value-type="float" office:value="23.0026" calcext:value-type="float">
            <text:p>23.0026</text:p>
          </table:table-cell>
          <table:table-cell office:value-type="float" office:value="22.867" calcext:value-type="float">
            <text:p>22.867</text:p>
          </table:table-cell>
          <table:table-cell office:value-type="float" office:value="23.0048" calcext:value-type="float">
            <text:p>23.0048</text:p>
          </table:table-cell>
          <table:table-cell office:value-type="float" office:value="22.8659" calcext:value-type="float">
            <text:p>22.8659</text:p>
          </table:table-cell>
          <table:table-cell office:value-type="float" office:value="23.0014" calcext:value-type="float">
            <text:p>23.0014</text:p>
          </table:table-cell>
          <table:table-cell office:value-type="float" office:value="22.8637" calcext:value-type="float">
            <text:p>22.8637</text:p>
          </table:table-cell>
          <table:table-cell table:number-columns-repeated="2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16 user no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et size in bytes</text:p>
          </table:table-cell>
          <table:table-cell office:value-type="string" calcext:value-type="string">
            <text:p>5m – None</text:p>
          </table:table-cell>
          <table:table-cell office:value-type="string" calcext:value-type="string">
            <text:p>5m – rts/cts</text:p>
          </table:table-cell>
          <table:table-cell office:value-type="string" calcext:value-type="string">
            <text:p>10m – None</text:p>
          </table:table-cell>
          <table:table-cell office:value-type="string" calcext:value-type="string">
            <text:p>10m – rts/cts</text:p>
          </table:table-cell>
          <table:table-cell office:value-type="string" calcext:value-type="string">
            <text:p>2m – None</text:p>
          </table:table-cell>
          <table:table-cell office:value-type="string" calcext:value-type="string">
            <text:p>2m – rts/cts</text:p>
          </table:table-cell>
          <table:table-cell office:value-type="string" calcext:value-type="string">
            <text:p>20m – None</text:p>
          </table:table-cell>
          <table:table-cell office:value-type="string" calcext:value-type="string">
            <text:p>20m – rts/cts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24464" calcext:value-type="float">
            <text:p>4.24464</text:p>
          </table:table-cell>
          <table:table-cell office:value-type="float" office:value="4.228" calcext:value-type="float">
            <text:p>4.228</text:p>
          </table:table-cell>
          <table:table-cell table:number-columns-repeated="2"/>
          <table:table-cell office:value-type="float" office:value="4.21536" calcext:value-type="float">
            <text:p>4.21536</text:p>
          </table:table-cell>
          <table:table-cell office:value-type="float" office:value="4.2544" calcext:value-type="float">
            <text:p>4.2544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58208" calcext:value-type="float">
            <text:p>7.58208</text:p>
          </table:table-cell>
          <table:table-cell office:value-type="float" office:value="7.58754" calcext:value-type="float">
            <text:p>7.58754</text:p>
          </table:table-cell>
          <table:table-cell table:number-columns-repeated="2"/>
          <table:table-cell office:value-type="float" office:value="7.5712" calcext:value-type="float">
            <text:p>7.5712</text:p>
          </table:table-cell>
          <table:table-cell office:value-type="float" office:value="7.53408" calcext:value-type="float">
            <text:p>7.53408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4659" calcext:value-type="float">
            <text:p>10.4659</text:p>
          </table:table-cell>
          <table:table-cell office:value-type="float" office:value="10.4549" calcext:value-type="float">
            <text:p>10.4549</text:p>
          </table:table-cell>
          <table:table-cell table:number-columns-repeated="2"/>
          <table:table-cell office:value-type="float" office:value="10.369" calcext:value-type="float">
            <text:p>10.369</text:p>
          </table:table-cell>
          <table:table-cell office:value-type="float" office:value="10.3781" calcext:value-type="float">
            <text:p>10.3781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7309" calcext:value-type="float">
            <text:p>12.7309</text:p>
          </table:table-cell>
          <table:table-cell office:value-type="float" office:value="12.6707" calcext:value-type="float">
            <text:p>12.6707</text:p>
          </table:table-cell>
          <table:table-cell table:number-columns-repeated="2"/>
          <table:table-cell office:value-type="float" office:value="12.544" calcext:value-type="float">
            <text:p>12.544</text:p>
          </table:table-cell>
          <table:table-cell office:value-type="float" office:value="12.569" calcext:value-type="float">
            <text:p>12.56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.7216" calcext:value-type="float">
            <text:p>14.7216</text:p>
          </table:table-cell>
          <table:table-cell office:value-type="float" office:value="14.7648" calcext:value-type="float">
            <text:p>14.7648</text:p>
          </table:table-cell>
          <table:table-cell table:number-columns-repeated="2"/>
          <table:table-cell office:value-type="float" office:value="14.5632" calcext:value-type="float">
            <text:p>14.5632</text:p>
          </table:table-cell>
          <table:table-cell office:value-type="float" office:value="14.688" calcext:value-type="float">
            <text:p>14.688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.535" calcext:value-type="float">
            <text:p>16.535</text:p>
          </table:table-cell>
          <table:table-cell office:value-type="float" office:value="16.6253" calcext:value-type="float">
            <text:p>16.6253</text:p>
          </table:table-cell>
          <table:table-cell table:number-columns-repeated="2"/>
          <table:table-cell office:value-type="float" office:value="16.5178" calcext:value-type="float">
            <text:p>16.5178</text:p>
          </table:table-cell>
          <table:table-cell office:value-type="float" office:value="16.3498" calcext:value-type="float">
            <text:p>16.3498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.6926" calcext:value-type="float">
            <text:p>17.6926</text:p>
          </table:table-cell>
          <table:table-cell office:value-type="float" office:value="17.9234" calcext:value-type="float">
            <text:p>17.9234</text:p>
          </table:table-cell>
          <table:table-cell table:number-columns-repeated="2"/>
          <table:table-cell office:value-type="float" office:value="17.827" calcext:value-type="float">
            <text:p>17.827</text:p>
          </table:table-cell>
          <table:table-cell office:value-type="float" office:value="17.8774" calcext:value-type="float">
            <text:p>17.87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3:15:41.172614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0:08:44.700735676</meta:creation-date>
    <dc:date>2018-03-20T00:05:40.712137100</dc:date>
    <meta:editing-duration>PT12M16S</meta:editing-duration>
    <meta:editing-cycles>3</meta:editing-cycles>
    <meta:generator>LibreOffice/5.1.6.2$Linux_X86_64 LibreOffice_project/10m0$Build-2</meta:generator>
    <meta:document-statistic meta:table-count="1" meta:cell-count="1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column-mapping="0 4 5 6 7 2 3 1" chart:style-name="ch1">
        <chart:legend chart:legend-position="end" svg:x="12.622cm" svg:y="2.459cm" style:legend-expansion="high" chart:style-name="ch2"/>
        <chart:plot-area chart:style-name="ch3" table:cell-range-address="Sheet1.A3:Sheet1.C9 Sheet1.A2:Sheet1.C2 Sheet1.D2:Sheet1.I9" chart:data-source-has-labels="both" svg:x="1.331cm" svg:y="0.18cm" svg:width="10.971cm" svg:height="7.661cm">
          <chartooo:coordinate-region svg:x="1.952cm" svg:y="0.379cm" svg:width="9.978cm" svg:height="6.815cm"/>
          <chart:axis chart:dimension="x" chart:name="primary-x" chart:style-name="ch4" chartooo:axis-type="auto">
            <chartooo:date-scale/>
            <chart:title svg:x="6.362cm" svg:y="8.021cm" chart:style-name="ch5">
              <text:p>Bytes</text:p>
            </chart:title>
            <chart:categories table:cell-range-address="Sheet1.A3:Sheet1.A9"/>
          </chart:axis>
          <chart:axis chart:dimension="y" chart:name="primary-y" chart:style-name="ch4">
            <chart:title svg:x="0.451cm" svg:y="5.417cm" chart:style-name="ch6">
              <text:p>throughput (Mbit/s)</text:p>
            </chart:title>
            <chart:grid chart:style-name="ch7" chart:class="major"/>
          </chart:axis>
          <chart:series chart:style-name="ch8" chart:values-cell-range-address="Sheet1.B3:Sheet1.B9" chart:label-cell-address="Sheet1.B2:Sheet1.B2" chart:class="chart:line">
            <chart:data-point chart:repeated="7"/>
          </chart:series>
          <chart:series chart:style-name="ch9" chart:values-cell-range-address="Sheet1.F3:Sheet1.F9" chart:label-cell-address="Sheet1.F2:Sheet1.F2" chart:class="chart:line">
            <chart:data-point chart:repeated="7"/>
          </chart:series>
          <chart:series chart:style-name="ch10" chart:values-cell-range-address="Sheet1.G3:Sheet1.G9" chart:label-cell-address="Sheet1.G2:Sheet1.G2" chart:class="chart:line">
            <chart:data-point chart:repeated="7"/>
          </chart:series>
          <chart:series chart:style-name="ch11" chart:values-cell-range-address="Sheet1.H3:Sheet1.H9" chart:label-cell-address="Sheet1.H2:Sheet1.H2" chart:class="chart:line">
            <chart:data-point chart:repeated="7"/>
          </chart:series>
          <chart:series chart:style-name="ch12" chart:values-cell-range-address="Sheet1.I3:Sheet1.I9" chart:label-cell-address="Sheet1.I2:Sheet1.I2" chart:class="chart:line">
            <chart:data-point chart:repeated="7"/>
          </chart:series>
          <chart:series chart:style-name="ch13" chart:values-cell-range-address="Sheet1.D3:Sheet1.D9" chart:label-cell-address="Sheet1.D2:Sheet1.D2" chart:class="chart:line">
            <chart:data-point chart:repeated="7"/>
          </chart:series>
          <chart:series chart:style-name="ch14" chart:values-cell-range-address="Sheet1.E3:Sheet1.E9" chart:label-cell-address="Sheet1.E2:Sheet1.E2" chart:class="chart:line">
            <chart:data-point chart:repeated="7"/>
          </chart:series>
          <chart:series chart:style-name="ch15" chart:values-cell-range-address="Sheet1.C3:Sheet1.C9" chart:label-cell-address="Sheet1.C2:Sheet1.C2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m – None</text:p>
                <draw:g>
                  <svg:desc>Sheet1.B2:Sheet1.B2</svg:desc>
                </draw:g>
              </table:table-cell>
              <table:table-cell office:value-type="string">
                <text:p>2m – None</text:p>
                <draw:g>
                  <svg:desc>Sheet1.F2:Sheet1.F2</svg:desc>
                </draw:g>
              </table:table-cell>
              <table:table-cell office:value-type="string">
                <text:p>2m – rts/cts</text:p>
                <draw:g>
                  <svg:desc>Sheet1.G2:Sheet1.G2</svg:desc>
                </draw:g>
              </table:table-cell>
              <table:table-cell office:value-type="string">
                <text:p>20m – None</text:p>
                <draw:g>
                  <svg:desc>Sheet1.H2:Sheet1.H2</svg:desc>
                </draw:g>
              </table:table-cell>
              <table:table-cell office:value-type="string">
                <text:p>20m – rts/cts</text:p>
                <draw:g>
                  <svg:desc>Sheet1.I2:Sheet1.I2</svg:desc>
                </draw:g>
              </table:table-cell>
              <table:table-cell office:value-type="string">
                <text:p>10m – None</text:p>
                <draw:g>
                  <svg:desc>Sheet1.D2:Sheet1.D2</svg:desc>
                </draw:g>
              </table:table-cell>
              <table:table-cell office:value-type="string">
                <text:p>10m – rts/cts</text:p>
                <draw:g>
                  <svg:desc>Sheet1.E2:Sheet1.E2</svg:desc>
                </draw:g>
              </table:table-cell>
              <table:table-cell office:value-type="string">
                <text:p>5m – rts/ct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3:Sheet1.A9</svg:desc>
                </draw:g>
              </table:table-cell>
              <table:table-cell office:value-type="float" office:value="5.45056">
                <text:p>5.45056</text:p>
                <draw:g>
                  <svg:desc>Sheet1.B3:Sheet1.B9</svg:desc>
                </draw:g>
              </table:table-cell>
              <table:table-cell office:value-type="float" office:value="5.45104">
                <text:p>5.45104</text:p>
                <draw:g>
                  <svg:desc>Sheet1.F3:Sheet1.F9</svg:desc>
                </draw:g>
              </table:table-cell>
              <table:table-cell office:value-type="float" office:value="5.3888">
                <text:p>5.3888</text:p>
                <draw:g>
                  <svg:desc>Sheet1.G3:Sheet1.G9</svg:desc>
                </draw:g>
              </table:table-cell>
              <table:table-cell office:value-type="float" office:value="5.4328">
                <text:p>5.4328</text:p>
                <draw:g>
                  <svg:desc>Sheet1.H3:Sheet1.H9</svg:desc>
                </draw:g>
              </table:table-cell>
              <table:table-cell office:value-type="float" office:value="5.416">
                <text:p>5.416</text:p>
                <draw:g>
                  <svg:desc>Sheet1.I3:Sheet1.I9</svg:desc>
                </draw:g>
              </table:table-cell>
              <table:table-cell office:value-type="float" office:value="5.47136">
                <text:p>5.47136</text:p>
                <draw:g>
                  <svg:desc>Sheet1.D3:Sheet1.D9</svg:desc>
                </draw:g>
              </table:table-cell>
              <table:table-cell office:value-type="float" office:value="5.38704">
                <text:p>5.38704</text:p>
                <draw:g>
                  <svg:desc>Sheet1.E3:Sheet1.E9</svg:desc>
                </draw:g>
              </table:table-cell>
              <table:table-cell office:value-type="float" office:value="5.38848">
                <text:p>5.38848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71968">
                <text:p>9.71968</text:p>
              </table:table-cell>
              <table:table-cell office:value-type="float" office:value="9.72064">
                <text:p>9.72064</text:p>
              </table:table-cell>
              <table:table-cell office:value-type="float" office:value="9.60832">
                <text:p>9.60832</text:p>
              </table:table-cell>
              <table:table-cell office:value-type="float" office:value="9.85984">
                <text:p>9.85984</text:p>
              </table:table-cell>
              <table:table-cell office:value-type="float" office:value="9.87136">
                <text:p>9.87136</text:p>
              </table:table-cell>
              <table:table-cell office:value-type="float" office:value="9.7184">
                <text:p>9.7184</text:p>
              </table:table-cell>
              <table:table-cell office:value-type="float" office:value="9.60672">
                <text:p>9.60672</text:p>
              </table:table-cell>
              <table:table-cell office:value-type="float" office:value="9.60736">
                <text:p>9.607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.2456">
                <text:p>13.2456</text:p>
              </table:table-cell>
              <table:table-cell office:value-type="float" office:value="13.2461">
                <text:p>13.2461</text:p>
              </table:table-cell>
              <table:table-cell office:value-type="float" office:value="13.308">
                <text:p>13.308</text:p>
              </table:table-cell>
              <table:table-cell office:value-type="float" office:value="13.2379">
                <text:p>13.2379</text:p>
              </table:table-cell>
              <table:table-cell office:value-type="float" office:value="13.3051">
                <text:p>13.3051</text:p>
              </table:table-cell>
              <table:table-cell office:value-type="float" office:value="13.2442">
                <text:p>13.2442</text:p>
              </table:table-cell>
              <table:table-cell office:value-type="float" office:value="13.3061">
                <text:p>13.3061</text:p>
              </table:table-cell>
              <table:table-cell office:value-type="float" office:value="13.308">
                <text:p>13.3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.2182">
                <text:p>16.2182</text:p>
              </table:table-cell>
              <table:table-cell office:value-type="float" office:value="16.2182">
                <text:p>16.2182</text:p>
              </table:table-cell>
              <table:table-cell office:value-type="float" office:value="16.2003">
                <text:p>16.2003</text:p>
              </table:table-cell>
              <table:table-cell office:value-type="float" office:value="16.5562">
                <text:p>16.5562</text:p>
              </table:table-cell>
              <table:table-cell office:value-type="float" office:value="16.4602">
                <text:p>16.4602</text:p>
              </table:table-cell>
              <table:table-cell office:value-type="float" office:value="16.2778">
                <text:p>16.2778</text:p>
              </table:table-cell>
              <table:table-cell office:value-type="float" office:value="16.199">
                <text:p>16.199</text:p>
              </table:table-cell>
              <table:table-cell office:value-type="float" office:value="16.1997">
                <text:p>16.1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.8144">
                <text:p>18.8144</text:p>
              </table:table-cell>
              <table:table-cell office:value-type="float" office:value="18.8152">
                <text:p>18.8152</text:p>
              </table:table-cell>
              <table:table-cell office:value-type="float" office:value="18.9016">
                <text:p>18.9016</text:p>
              </table:table-cell>
              <table:table-cell office:value-type="float" office:value="18.8376">
                <text:p>18.8376</text:p>
              </table:table-cell>
              <table:table-cell office:value-type="float" office:value="18.7608">
                <text:p>18.7608</text:p>
              </table:table-cell>
              <table:table-cell office:value-type="float" office:value="18.8112">
                <text:p>18.8112</text:p>
              </table:table-cell>
              <table:table-cell office:value-type="float" office:value="18.9">
                <text:p>18.9</text:p>
              </table:table-cell>
              <table:table-cell office:value-type="float" office:value="18.9008">
                <text:p>18.900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.167">
                <text:p>21.167</text:p>
              </table:table-cell>
              <table:table-cell office:value-type="float" office:value="21.168">
                <text:p>21.168</text:p>
              </table:table-cell>
              <table:table-cell office:value-type="float" office:value="21.1056">
                <text:p>21.1056</text:p>
              </table:table-cell>
              <table:table-cell office:value-type="float" office:value="21.1238">
                <text:p>21.1238</text:p>
              </table:table-cell>
              <table:table-cell office:value-type="float" office:value="21.3341">
                <text:p>21.3341</text:p>
              </table:table-cell>
              <table:table-cell office:value-type="float" office:value="21.1507">
                <text:p>21.1507</text:p>
              </table:table-cell>
              <table:table-cell office:value-type="float" office:value="21.1037">
                <text:p>21.1037</text:p>
              </table:table-cell>
              <table:table-cell office:value-type="float" office:value="21.1046">
                <text:p>21.104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3.0037">
                <text:p>23.0037</text:p>
              </table:table-cell>
              <table:table-cell office:value-type="float" office:value="23.0048">
                <text:p>23.0048</text:p>
              </table:table-cell>
              <table:table-cell office:value-type="float" office:value="22.8659">
                <text:p>22.8659</text:p>
              </table:table-cell>
              <table:table-cell office:value-type="float" office:value="23.0014">
                <text:p>23.0014</text:p>
              </table:table-cell>
              <table:table-cell office:value-type="float" office:value="22.8637">
                <text:p>22.8637</text:p>
              </table:table-cell>
              <table:table-cell office:value-type="float" office:value="23.0026">
                <text:p>23.0026</text:p>
              </table:table-cell>
              <table:table-cell office:value-type="float" office:value="22.867">
                <text:p>22.867</text:p>
              </table:table-cell>
              <table:table-cell office:value-type="float" office:value="22.8637">
                <text:p>22.8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column-mapping="4 1 2 3 6 7 0 5" chart:style-name="ch1">
        <chart:legend chart:legend-position="end" svg:x="12.622cm" svg:y="2.459cm" style:legend-expansion="high" chart:style-name="ch2"/>
        <chart:plot-area chart:style-name="ch3" table:cell-range-address="Sheet1.A34:Sheet1.I41" chart:data-source-has-labels="both" svg:x="1.331cm" svg:y="0.18cm" svg:width="10.971cm" svg:height="7.661cm">
          <chartooo:coordinate-region svg:x="1.767cm" svg:y="0.379cm" svg:width="9.978cm" svg:height="6.815cm"/>
          <chart:axis chart:dimension="x" chart:name="primary-x" chart:style-name="ch4" chartooo:axis-type="auto">
            <chartooo:date-scale/>
            <chart:title svg:x="6.362cm" svg:y="8.021cm" chart:style-name="ch5">
              <text:p>Bytes</text:p>
            </chart:title>
            <chart:categories table:cell-range-address="Sheet1.A35:Sheet1.A41"/>
          </chart:axis>
          <chart:axis chart:dimension="y" chart:name="primary-y" chart:style-name="ch4">
            <chart:title svg:x="0.451cm" svg:y="5.417cm" chart:style-name="ch6">
              <text:p>throughput (Mbit/s)</text:p>
            </chart:title>
            <chart:grid chart:style-name="ch7" chart:class="major"/>
          </chart:axis>
          <chart:series chart:style-name="ch8" chart:values-cell-range-address="Sheet1.F35:Sheet1.F41" chart:label-cell-address="Sheet1.F34:Sheet1.F34" chart:class="chart:line">
            <chart:data-point chart:repeated="7"/>
          </chart:series>
          <chart:series chart:style-name="ch9" chart:values-cell-range-address="Sheet1.C35:Sheet1.C41" chart:label-cell-address="Sheet1.C34:Sheet1.C34" chart:class="chart:line">
            <chart:data-point chart:repeated="7"/>
          </chart:series>
          <chart:series chart:style-name="ch8" chart:values-cell-range-address="Sheet1.D35:Sheet1.D41" chart:label-cell-address="Sheet1.D34:Sheet1.D34" chart:class="chart:line">
            <chart:data-point chart:repeated="7"/>
          </chart:series>
          <chart:series chart:style-name="ch10" chart:values-cell-range-address="Sheet1.E35:Sheet1.E41" chart:label-cell-address="Sheet1.E34:Sheet1.E34" chart:class="chart:line">
            <chart:data-point chart:repeated="7"/>
          </chart:series>
          <chart:series chart:style-name="ch11" chart:values-cell-range-address="Sheet1.H35:Sheet1.H41" chart:label-cell-address="Sheet1.H34:Sheet1.H34" chart:class="chart:line">
            <chart:data-point chart:repeated="7"/>
          </chart:series>
          <chart:series chart:style-name="ch12" chart:values-cell-range-address="Sheet1.I35:Sheet1.I41" chart:label-cell-address="Sheet1.I34:Sheet1.I34" chart:class="chart:line">
            <chart:data-point chart:repeated="7"/>
          </chart:series>
          <chart:series chart:style-name="ch13" chart:values-cell-range-address="Sheet1.B35:Sheet1.B41" chart:label-cell-address="Sheet1.B34:Sheet1.B34" chart:class="chart:line">
            <chart:data-point chart:repeated="7"/>
          </chart:series>
          <chart:series chart:style-name="ch10" chart:values-cell-range-address="Sheet1.G35:Sheet1.G41" chart:label-cell-address="Sheet1.G34:Sheet1.G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m – None</text:p>
                <draw:g>
                  <svg:desc>Sheet1.F34:Sheet1.F34</svg:desc>
                </draw:g>
              </table:table-cell>
              <table:table-cell office:value-type="string">
                <text:p>5m – rts/cts</text:p>
                <draw:g>
                  <svg:desc>Sheet1.C34:Sheet1.C34</svg:desc>
                </draw:g>
              </table:table-cell>
              <table:table-cell office:value-type="string">
                <text:p>10m – None</text:p>
                <draw:g>
                  <svg:desc>Sheet1.D34:Sheet1.D34</svg:desc>
                </draw:g>
              </table:table-cell>
              <table:table-cell office:value-type="string">
                <text:p>10m – rts/cts</text:p>
                <draw:g>
                  <svg:desc>Sheet1.E34:Sheet1.E34</svg:desc>
                </draw:g>
              </table:table-cell>
              <table:table-cell office:value-type="string">
                <text:p>20m – None</text:p>
                <draw:g>
                  <svg:desc>Sheet1.H34:Sheet1.H34</svg:desc>
                </draw:g>
              </table:table-cell>
              <table:table-cell office:value-type="string">
                <text:p>20m – rts/cts</text:p>
                <draw:g>
                  <svg:desc>Sheet1.I34:Sheet1.I34</svg:desc>
                </draw:g>
              </table:table-cell>
              <table:table-cell office:value-type="string">
                <text:p>5m – None</text:p>
                <draw:g>
                  <svg:desc>Sheet1.B34:Sheet1.B34</svg:desc>
                </draw:g>
              </table:table-cell>
              <table:table-cell office:value-type="string">
                <text:p>2m – rts/cts</text:p>
                <draw:g>
                  <svg:desc>Sheet1.G34:Sheet1.G34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35:Sheet1.A41</svg:desc>
                </draw:g>
              </table:table-cell>
              <table:table-cell office:value-type="float" office:value="4.21536">
                <text:p>4.21536</text:p>
                <draw:g>
                  <svg:desc>Sheet1.F35:Sheet1.F41</svg:desc>
                </draw:g>
              </table:table-cell>
              <table:table-cell office:value-type="float" office:value="4.228">
                <text:p>4.228</text:p>
                <draw:g>
                  <svg:desc>Sheet1.C35:Sheet1.C41</svg:desc>
                </draw:g>
              </table:table-cell>
              <table:table-cell office:value-type="float" office:value="NaN">
                <text:p>NaN</text:p>
                <draw:g>
                  <svg:desc>Sheet1.D35:Sheet1.D41</svg:desc>
                </draw:g>
              </table:table-cell>
              <table:table-cell office:value-type="float" office:value="NaN">
                <text:p>NaN</text:p>
                <draw:g>
                  <svg:desc>Sheet1.E35:Sheet1.E41</svg:desc>
                </draw:g>
              </table:table-cell>
              <table:table-cell office:value-type="float" office:value="NaN">
                <text:p>NaN</text:p>
                <draw:g>
                  <svg:desc>Sheet1.H35:Sheet1.H41</svg:desc>
                </draw:g>
              </table:table-cell>
              <table:table-cell office:value-type="float" office:value="NaN">
                <text:p>NaN</text:p>
                <draw:g>
                  <svg:desc>Sheet1.I35:Sheet1.I41</svg:desc>
                </draw:g>
              </table:table-cell>
              <table:table-cell office:value-type="float" office:value="4.24464">
                <text:p>4.24464</text:p>
                <draw:g>
                  <svg:desc>Sheet1.B35:Sheet1.B41</svg:desc>
                </draw:g>
              </table:table-cell>
              <table:table-cell office:value-type="float" office:value="4.2544">
                <text:p>4.2544</text:p>
                <draw:g>
                  <svg:desc>Sheet1.G35:Sheet1.G41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.5712">
                <text:p>7.5712</text:p>
              </table:table-cell>
              <table:table-cell office:value-type="float" office:value="7.58754">
                <text:p>7.5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208">
                <text:p>7.58208</text:p>
              </table:table-cell>
              <table:table-cell office:value-type="float" office:value="7.53408">
                <text:p>7.534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.369">
                <text:p>10.369</text:p>
              </table:table-cell>
              <table:table-cell office:value-type="float" office:value="10.4549">
                <text:p>10.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659">
                <text:p>10.4659</text:p>
              </table:table-cell>
              <table:table-cell office:value-type="float" office:value="10.3781">
                <text:p>10.378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.544">
                <text:p>12.544</text:p>
              </table:table-cell>
              <table:table-cell office:value-type="float" office:value="12.6707">
                <text:p>12.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309">
                <text:p>12.7309</text:p>
              </table:table-cell>
              <table:table-cell office:value-type="float" office:value="12.569">
                <text:p>12.5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.5632">
                <text:p>14.5632</text:p>
              </table:table-cell>
              <table:table-cell office:value-type="float" office:value="14.7648">
                <text:p>14.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16">
                <text:p>14.7216</text:p>
              </table:table-cell>
              <table:table-cell office:value-type="float" office:value="14.688">
                <text:p>14.68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.5178">
                <text:p>16.5178</text:p>
              </table:table-cell>
              <table:table-cell office:value-type="float" office:value="16.6253">
                <text:p>16.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35">
                <text:p>16.535</text:p>
              </table:table-cell>
              <table:table-cell office:value-type="float" office:value="16.3498">
                <text:p>16.349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7.827">
                <text:p>17.827</text:p>
              </table:table-cell>
              <table:table-cell office:value-type="float" office:value="17.9234">
                <text:p>17.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26">
                <text:p>17.6926</text:p>
              </table:table-cell>
              <table:table-cell office:value-type="float" office:value="17.8774">
                <text:p>17.87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